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3.9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cm" svg:y1="1cm" svg:x2="1cm" svg:y2="19.973cm" svg:d="M1000 1000v18973" svg:viewBox="0 0 1 18974">
          <text:p/>
        </draw:connector>
        <draw:connector draw:style-name="gr1" draw:text-style-name="P1" draw:layer="layout" draw:type="line" svg:x1="1cm" svg:y1="19.973cm" svg:x2="22.005cm" svg:y2="19.973cm" draw:start-shape="id1" draw:start-glue-point="3" svg:d="M1000 19973h21005" svg:viewBox="0 0 21006 1">
          <text:p/>
        </draw:connector>
        <draw:connector draw:style-name="gr1" draw:text-style-name="P1" xml:id="id2" draw:id="id2" draw:layer="layout" draw:type="line" svg:x1="1cm" svg:y1="1cm" svg:x2="28.684cm" svg:y2="1cm" draw:start-shape="id1" draw:start-glue-point="2" svg:d="M1000 1000h27684" svg:viewBox="0 0 27685 1">
          <text:p/>
        </draw:connector>
        <draw:connector draw:style-name="gr1" draw:text-style-name="P1" xml:id="id3" draw:id="id3" draw:layer="layout" draw:type="line" svg:x1="28.684cm" svg:y1="1cm" svg:x2="28.684cm" svg:y2="20.005cm" draw:start-shape="id2" draw:start-glue-point="3" svg:d="M28684 1000v19005" svg:viewBox="0 0 1 19006">
          <text:p/>
        </draw:connector>
        <draw:connector draw:style-name="gr1" draw:text-style-name="P1" draw:layer="layout" draw:type="line" svg:x1="28.684cm" svg:y1="20.005cm" svg:x2="24.135cm" svg:y2="20.005cm" draw:start-shape="id3" draw:start-glue-point="3" svg:d="M28684 20005h-4549" svg:viewBox="0 0 4550 1">
          <text:p/>
        </draw:connector>
        <draw:connector draw:style-name="gr1" draw:text-style-name="P1" draw:layer="layout" draw:type="line" svg:x1="22.005cm" svg:y1="20.941cm" svg:x2="22.005cm" svg:y2="19.005cm" svg:d="M22005 20941v-1936" svg:viewBox="0 0 1 1937">
          <text:p/>
        </draw:connector>
        <draw:connector draw:style-name="gr1" draw:text-style-name="P1" draw:layer="layout" draw:type="line" svg:x1="24.135cm" svg:y1="20.941cm" svg:x2="24.135cm" svg:y2="19.037cm" svg:d="M24135 20941v-1904" svg:viewBox="0 0 1 1905">
          <text:p/>
        </draw:connector>
        <draw:custom-shape draw:style-name="gr2" draw:text-style-name="P1" draw:layer="layout" svg:width="0.9cm" svg:height="1.2cm" svg:x="27.8cm" svg:y="3.3cm">
          <text:p text:style-name="P1">0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26.9cm" svg:y="14.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27.8cm" svg:y="14.9cm">
          <text:p text:style-name="P1">0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26.9cm" svg:y="3.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16.1cm" svg:y="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16.1cm" svg:y="2.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7.1cm" svg:y="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7.1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1cm" svg:y="3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1cm" svg:y="8cm">
          <text:p text:style-name="P1">7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1.9cm" svg:y="8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1cm" svg:y="16.8cm">
          <text:p text:style-name="P1">8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2cm" svg:x="1.9cm" svg:y="16.8cm">
          <text:p text:style-name="P1">8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0.2cm" svg:height="4.15cm" svg:x="9cm" svg:y="7.95cm">
          <draw:text-box>
            <text:p text:style-name="P2"><text:span text:style-name="T1"><text:s text:c="8"/></text:span></text:p>
            <text:p text:style-name="P2"><text:span text:style-name="T1"><text:s text:c="9"/></text:span><text:span text:style-name="T2">C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4T08:52:32.190544806</meta:creation-date>
    <dc:date>2016-07-04T09:25:23.704107678</dc:date>
    <dc:creator>SD Canto</dc:creator>
    <meta:editing-duration>PT2M20S</meta:editing-duration>
    <meta:editing-cycles>1</meta:editing-cycles>
    <meta:document-statistic meta:object-count="21"/>
    <meta:generator>LibreOffice/4.2.8.2$Linux_x86 LibreOffice_project/420m0$Build-2</meta:generator>
  </office:meta>
</office:document-meta>
</file>